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top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99cc99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6699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66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ccffcc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ffcccc" draw:textarea-horizontal-align="justify" draw:textarea-vertical-align="middle" draw:auto-grow-height="fals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6699cc" draw:textarea-horizontal-align="justify" draw:textarea-vertical-align="middle" draw:auto-grow-height="false" fo:padding-top="0.151cm" fo:padding-bottom="0.151cm" fo:padding-left="0.276cm" fo:padding-right="0.276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solid" draw:fill-color="#6699cc" draw:textarea-horizontal-align="justify" draw:textarea-vertical-align="middle" draw:auto-grow-height="fals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051cm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2cm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text-properties fo:color="#ff3333"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/>
    </style:style>
    <style:style style:name="T6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8.12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12.98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7.096cm">
          <text:p text:style-name="P1">System Call 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2.27cm" svg:x="7.112cm" svg:y="4.826cm">
          <text:p text:style-name="P1">Shell / Editor / G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4cm" svg:height="1.254cm" draw:transform="skewX (0.00558505360638185) translate (15.499cm 5.842cm)">
          <text:p text:style-name="P1">Li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382cm" svg:height="4.588cm" svg:x="15.494cm" svg:y="8.3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0.762cm" svg:x="17.018cm" svg:y="10.168cm">
          <text:p text:style-name="P1">Virtual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3.572cm" svg:x="7.112cm" svg:y="9.38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778cm" svg:x="15.748cm" svg:y="8.62cm">
          <text:p text:style-name="P1">Schedu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0.778cm" svg:x="20.066cm" svg:y="8.62cm">
          <text:p text:style-name="P1">I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1.032cm" svg:x="7.112cm" svg:y="8.382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4cm" svg:height="1.032cm" svg:x="9.86cm" svg:y="8.38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032cm" svg:x="12.7cm" svg:y="8.382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1.27cm" svg:x="11.176cm" svg:y="11.684cm">
          <text:p text:style-name="P1">Hardware Specific Cod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657cm" svg:height="0.963cm" svg:x="16.482cm" svg:y="9.264cm">
          <draw:text-box>
            <text:p text:style-name="P1">Process Management</text:p>
          </draw:text-box>
        </draw:frame>
        <draw:custom-shape draw:style-name="gr5" draw:text-style-name="P1" draw:layer="layout" svg:width="0.508cm" svg:height="2.286cm" svg:x="24.238cm" svg:y="4.8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5.727cm" svg:x="24.239cm" svg:y="7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1.046cm" svg:x="24.24cm" svg:y="13.1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131cm" svg:height="0.962cm" draw:transform="rotate (-1.5707963267949) translate (25.6cm 12.109cm)">
          <draw:text-box>
            <text:p>Firmware</text:p>
          </draw:text-box>
        </draw:frame>
        <draw:frame draw:style-name="gr6" draw:layer="layout" svg:width="2.331cm" svg:height="0.962cm" draw:transform="rotate (-1.5707963267949) translate (25.6cm 8.89cm)">
          <draw:text-box>
            <text:p>Kernel</text:p>
          </draw:text-box>
        </draw:frame>
        <draw:frame draw:style-name="gr6" draw:layer="layout" svg:width="1.84cm" svg:height="0.962cm" draw:transform="rotate (-1.5707963267949) translate (25.5cm 4.926cm)">
          <draw:text-box>
            <text:p>Use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1" draw:layer="layout" svg:width="22.606cm" svg:height="5.334cm" svg:x="2.54cm" svg:y="7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606cm" svg:height="1.778cm" svg:x="2.54cm" svg:y="7.87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2.54cm" svg:y="11.4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16.002cm" svg:y="11.43cm">
          <text:p text:style-name="P1">I/O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112cm" svg:y1="9.652cm" svg:x2="7.112cm" svg:y2="11.43cm">
          <text:p/>
        </draw:line>
        <draw:line draw:style-name="gr11" draw:text-style-name="P1" draw:layer="layout" svg:x1="20.574cm" svg:y1="11.43cm" svg:x2="20.574cm" svg:y2="9.652cm">
          <text:p/>
        </draw:line>
        <draw:line draw:style-name="gr12" draw:text-style-name="P1" draw:layer="layout" svg:x1="11.684cm" svg:y1="12.192cm" svg:x2="16.002cm" svg:y2="12.192cm">
          <text:p/>
        </draw:line>
        <draw:frame draw:style-name="gr6" draw:layer="layout" svg:width="1.903cm" svg:height="0.962cm" svg:x="12.954cm" svg:y="11.43cm">
          <draw:text-box>
            <text:p>DMA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2" draw:layer="layout" svg:width="9.144cm" svg:height="5.08cm" svg:x="2.54cm" svg:y="4.572cm">
          <text:p text:style-name="P2"><text:tab/>while (1)</text:p>
          <text:p text:style-name="P2"><text:tab/><text:tab/>next instru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4.224cm" svg:y="4.572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17.534cm" svg:y="3.61cm">
          <draw:text-box>
            <text:p>Memory</text:p>
          </draw:text-box>
        </draw:frame>
        <draw:frame draw:style-name="gr6" draw:layer="layout" svg:width="1.84cm" svg:height="0.962cm" svg:x="6.096cm" svg:y="3.556cm">
          <draw:text-box>
            <text:p>CPU</text:p>
          </draw:text-box>
        </draw:frame>
        <draw:line draw:style-name="gr11" draw:text-style-name="P1" draw:layer="layout" svg:x1="14.224cm" svg:y1="7.166cm" svg:x2="11.684cm" svg:y2="7.166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2" draw:layer="layout" svg:width="9.144cm" svg:height="5.08cm" svg:x="4.064cm" svg:y="4.826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6.924cm" svg:y="4.793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20.234cm" svg:y="3.831cm">
          <draw:text-box>
            <text:p>Memory</text:p>
          </draw:text-box>
        </draw:frame>
        <draw:frame draw:style-name="gr6" draw:layer="layout" svg:width="1.84cm" svg:height="0.962cm" svg:x="7.558cm" svg:y="3.831cm">
          <draw:text-box>
            <text:p>CPU</text:p>
          </draw:text-box>
        </draw:frame>
        <draw:custom-shape draw:style-name="gr14" draw:text-style-name="P1" draw:layer="layout" svg:width="5.842cm" svg:height="0.762cm" svg:x="5.496cm" svg:y="7.079cm">
          <text:p text:style-name="P1">EIP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65cm" svg:y1="6.709cm" svg:x2="11.238cm" svg:y2="6.709cm">
          <text:p/>
        </draw:line>
        <draw:frame draw:style-name="gr6" draw:layer="layout" svg:width="2.403cm" svg:height="0.962cm" svg:x="7.255cm" svg:y="5.747cm">
          <draw:text-box>
            <text:p>32-bits</text:p>
          </draw:text-box>
        </draw:frame>
        <draw:line draw:style-name="gr16" draw:text-style-name="P1" draw:layer="layout" svg:x1="11.338cm" svg:y1="7.366cm" svg:x2="20.066cm" svg:y2="6.35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8.374cm">
          <text:p text:style-name="P3">A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8.374cm">
          <text:p text:style-name="P1">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8.374cm">
          <text:p text:style-name="P1">A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074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074cm">
          <text:p text:style-name="P1">B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074cm">
          <text:p text:style-name="P1">B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774cm">
          <text:p text:style-name="P3">C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774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774cm">
          <text:p text:style-name="P1">C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10.474cm">
          <text:p text:style-name="P3">D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10.474cm">
          <text:p text:style-name="P1">D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10.474cm">
          <text:p text:style-name="P1">D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8.282cm">
          <draw:text-box>
            <text:p>EAX</text:p>
          </draw:text-box>
        </draw:frame>
        <draw:frame draw:style-name="gr17" draw:layer="layout" svg:width="1.778cm" svg:height="0.962cm" svg:x="0.962cm" svg:y="8.982cm">
          <draw:text-box>
            <text:p>EBX</text:p>
          </draw:text-box>
        </draw:frame>
        <draw:frame draw:style-name="gr17" draw:layer="layout" svg:width="1.832cm" svg:height="0.962cm" svg:x="0.962cm" svg:y="9.682cm">
          <draw:text-box>
            <text:p>ECX</text:p>
          </draw:text-box>
        </draw:frame>
        <draw:frame draw:style-name="gr17" draw:layer="layout" svg:width="1.832cm" svg:height="0.962cm" svg:x="0.962cm" svg:y="10.382cm">
          <draw:text-box>
            <text:p>EDX</text:p>
          </draw:text-box>
        </draw:frame>
        <draw:frame draw:style-name="gr17" draw:layer="layout" svg:width="1.778cm" svg:height="0.962cm" svg:x="0.962cm" svg:y="11.082cm">
          <draw:text-box>
            <text:p>EDI</text:p>
          </draw:text-box>
        </draw:frame>
        <draw:frame draw:style-name="gr17" draw:layer="layout" svg:width="1.778cm" svg:height="0.962cm" svg:x="0.962cm" svg:y="11.782cm">
          <draw:text-box>
            <text:p>ESI</text:p>
          </draw:text-box>
        </draw:frame>
        <draw:line draw:style-name="gr15" draw:text-style-name="P1" draw:layer="layout" svg:x1="2.794cm" svg:y1="13.208cm" svg:x2="25.146cm" svg:y2="13.208cm">
          <text:p/>
        </draw:line>
        <draw:line draw:style-name="gr15" draw:text-style-name="P1" draw:layer="layout" svg:x1="13.97cm" svg:y1="7.308cm" svg:x2="25.146cm" svg:y2="7.308cm">
          <text:p/>
        </draw:line>
        <draw:line draw:style-name="gr15" draw:text-style-name="P1" draw:layer="layout" svg:x1="19.824cm" svg:y1="8.008cm" svg:x2="25.058cm" svg:y2="8.008cm">
          <text:p/>
        </draw:line>
        <draw:line draw:style-name="gr15" draw:text-style-name="P1" draw:layer="layout" svg:x1="14.024cm" svg:y1="8.008cm" svg:x2="19.258cm" svg:y2="8.008cm">
          <text:p/>
        </draw:line>
        <draw:frame draw:style-name="gr6" draw:layer="layout" svg:width="2.403cm" svg:height="0.962cm" svg:x="18.425cm" svg:y="6.504cm">
          <draw:text-box>
            <text:p>16-bits</text:p>
          </draw:text-box>
        </draw:frame>
        <draw:frame draw:style-name="gr6" draw:layer="layout" svg:width="2.051cm" svg:height="0.962cm" svg:x="15.726cm" svg:y="7.204cm">
          <draw:text-box>
            <text:p>8-bits</text:p>
          </draw:text-box>
        </draw:frame>
        <draw:frame draw:style-name="gr6" draw:layer="layout" svg:width="2.051cm" svg:height="0.962cm" svg:x="21.227cm" svg:y="7.204cm">
          <draw:text-box>
            <text:p>8-bits</text:p>
          </draw:text-box>
        </draw:fram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11.082cm">
          <draw:text-box>
            <text:p>ESP</text:p>
          </draw:text-box>
        </draw:frame>
        <draw:frame draw:style-name="gr17" draw:layer="layout" svg:width="1.778cm" svg:height="0.962cm" svg:x="0.962cm" svg:y="11.782cm">
          <draw:text-box>
            <text:p>EBP</text:p>
          </draw:text-box>
        </draw:frame>
        <draw:line draw:style-name="gr15" draw:text-style-name="P1" draw:layer="layout" svg:x1="2.794cm" svg:y1="13.208cm" svg:x2="25.146cm" svg:y2="13.208cm">
          <text:p/>
        </draw:lin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" draw:layer="layout" svg:width="18.32cm" svg:height="0.762cm" svg:x="-5.912cm" svg:y="4.3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4.982cm">
          <draw:text-box>
            <text:p>15</text:p>
          </draw:text-box>
        </draw:frame>
        <draw:frame draw:style-name="gr6" draw:layer="layout" svg:width="0.853cm" svg:height="0.962cm" svg:x="9.147cm" svg:y="4.982cm">
          <draw:text-box>
            <text:p>1</text:p>
          </draw:text-box>
        </draw:frame>
        <draw:frame draw:style-name="gr6" draw:layer="layout" svg:width="0.853cm" svg:height="0.962cm" svg:x="8.368cm" svg:y="4.982cm">
          <draw:text-box>
            <text:p>2</text:p>
          </draw:text-box>
        </draw:frame>
        <draw:frame draw:style-name="gr6" draw:layer="layout" svg:width="0.853cm" svg:height="0.962cm" svg:x="12cm" svg:y="4.982cm">
          <draw:text-box>
            <text:p>0</text:p>
          </draw:text-box>
        </draw:frame>
        <draw:custom-shape draw:style-name="gr14" draw:text-style-name="P1" draw:layer="layout" svg:width="2.794cm" svg:height="0.762cm" svg:x="9.614cm" svg:y="4.32cm">
          <text:p text:style-name="P1">C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4.32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4.32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906cm" svg:height="0.762cm" svg:x="-5.984cm" svg:y="10.62cm">
          <text:p text:style-name="P1">Base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-5.984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9.239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-1.512cm" svg:y="9.85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-0.812cm" svg:y="9.858cm">
          <text:p text:style-name="P1"><text:span text:style-name="T2">Sz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-0.112cm" svg:y="9.85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0.588cm" svg:y="9.858cm">
          <text:p text:style-name="P1"><text:span text:style-name="T2">AV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576cm" svg:height="0.762cm" svg:x="1.312cm" svg:y="9.858cm">
          <text:p text:style-name="P1"><text:span text:style-name="T3">Lim 19..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3.888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5.678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6.378cm" svg:y="9.864cm">
          <text:p text:style-name="P1"><text:span text:style-name="T2">Ex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cm" svg:height="0.762cm" svg:x="7.102cm" svg:y="9.864cm">
          <text:p text:style-name="P1"><text:span text:style-name="T2">DC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4.588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7.778cm" svg:y="9.864cm">
          <text:p text:style-name="P1"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8.502cm" svg:y="9.864cm">
          <text:p text:style-name="P1"><text:span text:style-name="T2">Ac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3.922cm" svg:y="10.62cm">
          <text:p text:style-name="P1">Limit 15..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32cm" svg:height="0.762cm" svg:x="-5.912cm" svg:y="6.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7.262cm">
          <draw:text-box>
            <text:p>15</text:p>
          </draw:text-box>
        </draw:frame>
        <draw:frame draw:style-name="gr6" draw:layer="layout" svg:width="0.853cm" svg:height="0.962cm" svg:x="9.147cm" svg:y="7.262cm">
          <draw:text-box>
            <text:p>1</text:p>
          </draw:text-box>
        </draw:frame>
        <draw:frame draw:style-name="gr6" draw:layer="layout" svg:width="0.853cm" svg:height="0.962cm" svg:x="8.368cm" svg:y="7.262cm">
          <draw:text-box>
            <text:p>2</text:p>
          </draw:text-box>
        </draw:frame>
        <draw:frame draw:style-name="gr6" draw:layer="layout" svg:width="0.853cm" svg:height="0.962cm" svg:x="12cm" svg:y="7.262cm">
          <draw:text-box>
            <text:p>0</text:p>
          </draw:text-box>
        </draw:frame>
        <draw:custom-shape draw:style-name="gr14" draw:text-style-name="P1" draw:layer="layout" svg:width="2.794cm" svg:height="0.762cm" svg:x="9.614cm" svg:y="6.6cm">
          <text:p text:style-name="P1">R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6.6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6.6cm">
          <text:p text:style-name="P1">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4cm" svg:y="11.362cm">
          <draw:text-box>
            <text:p>31</text:p>
          </draw:text-box>
        </draw:frame>
        <draw:frame draw:style-name="gr6" draw:layer="layout" svg:width="0.853cm" svg:height="0.962cm" svg:x="13.207cm" svg:y="11.362cm">
          <draw:text-box>
            <text:p>0</text:p>
          </draw:text-box>
        </draw:frame>
        <draw:frame draw:style-name="gr6" draw:layer="layout" svg:width="1.205cm" svg:height="0.962cm" svg:x="13.308cm" svg:y="9.062cm">
          <draw:text-box>
            <text:p>32</text:p>
          </draw:text-box>
        </draw:frame>
        <draw:frame draw:style-name="gr6" draw:layer="layout" svg:width="1.205cm" svg:height="0.962cm" svg:x="-6.591cm" svg:y="9.062cm">
          <draw:text-box>
            <text:p>64</text:p>
          </draw:text-box>
        </draw:frame>
        <draw:custom-shape draw:style-name="gr14" draw:text-style-name="P1" draw:layer="layout" svg:width="8.636cm" svg:height="5.588cm" svg:x="14.174cm" svg:y="4.318cm">
          <text:p text:style-name="P1">MAX(CPL, RPL) &lt;= D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1" draw:layer="layout" svg:x1="5.284cm" svg:y1="9.858cm" svg:x2="15.698cm" svg:y2="8.128cm">
          <text:p/>
        </draw:line>
        <draw:line draw:style-name="gr18" draw:text-style-name="P1" draw:layer="layout" svg:x1="12.408cm" svg:y1="6.858cm" svg:x2="14.682cm" svg:y2="6.858cm">
          <text:p/>
        </draw:line>
        <draw:line draw:style-name="gr18" draw:text-style-name="P1" draw:layer="layout" svg:x1="12.408cm" svg:y1="4.572cm" svg:x2="15.952cm" svg:y2="6.096cm">
          <text:p/>
        </draw:line>
        <draw:custom-shape draw:style-name="gr19" draw:text-style-name="P1" draw:layer="layout" svg:width="5.912cm" svg:height="2.336cm" svg:x="24.268cm" svg:y="5.792cm">
          <text:p text:style-name="P1">Segment Loade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912cm" svg:height="2.336cm" svg:x="15.424cm" svg:y="11.938cm">
          <text:p text:style-name="P1">General Protection</text:p>
          <text:p text:style-name="P1">Fault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542cm" svg:y1="9.906cm" svg:x2="18.542cm" svg:y2="11.938cm">
          <text:p/>
        </draw:line>
        <draw:line draw:style-name="gr18" draw:text-style-name="P1" draw:layer="layout" svg:x1="22.81cm" svg:y1="7.112cm" svg:x2="24.268cm" svg:y2="7.11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4" draw:text-style-name="P1" draw:layer="layout" svg:width="11.57cm" svg:height="0.762cm" svg:x="0.784cm" svg:y="18.87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354cm" svg:y="18.8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9.975cm" svg:y="19.612cm">
          <draw:text-box>
            <text:p>0</text:p>
          </draw:text-box>
        </draw:frame>
        <draw:custom-shape draw:style-name="gr14" draw:text-style-name="P5" draw:layer="layout" svg:width="0.7cm" svg:height="0.762cm" svg:x="16.89cm" svg:y="18.87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566cm" svg:y="18.87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835cm" svg:y="19.57cm">
          <draw:text-box>
            <text:p>4</text:p>
          </draw:text-box>
        </draw:frame>
        <draw:frame draw:style-name="gr6" draw:layer="layout" svg:width="0.853cm" svg:height="0.962cm" svg:x="17.536cm" svg:y="19.57cm">
          <draw:text-box>
            <text:p>3</text:p>
          </draw:text-box>
        </draw:frame>
        <draw:frame draw:style-name="gr6" draw:layer="layout" svg:width="1.205cm" svg:height="0.962cm" svg:x="0.235cm" svg:y="19.57cm">
          <draw:text-box>
            <text:p>31</text:p>
          </draw:text-box>
        </draw:frame>
        <draw:frame draw:style-name="gr6" draw:layer="layout" svg:width="1.205cm" svg:height="0.962cm" svg:x="12.036cm" svg:y="19.57cm">
          <draw:text-box>
            <text:p>12</text:p>
          </draw:text-box>
        </draw:frame>
        <draw:custom-shape draw:style-name="gr14" draw:text-style-name="P1" draw:layer="layout" svg:width="11.569cm" svg:height="0.762cm" svg:x="0.877cm" svg:y="15.24cm">
          <text:p text:style-name="P1">Page Tabl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8cm" svg:y="16.002cm">
          <draw:text-box>
            <text:p>0</text:p>
          </draw:text-box>
        </draw:frame>
        <draw:custom-shape draw:style-name="gr8" draw:text-style-name="P5" draw:layer="layout" svg:width="0.7cm" svg:height="0.762cm" svg:x="15.683cm" svg:y="15.2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59cm" svg:y="15.2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8cm" svg:y="15.96cm">
          <draw:text-box>
            <text:p>4</text:p>
          </draw:text-box>
        </draw:frame>
        <draw:frame draw:style-name="gr6" draw:layer="layout" svg:width="0.853cm" svg:height="0.962cm" svg:x="17.629cm" svg:y="15.96cm">
          <draw:text-box>
            <text:p>3</text:p>
          </draw:text-box>
        </draw:frame>
        <draw:frame draw:style-name="gr6" draw:layer="layout" svg:width="1.205cm" svg:height="0.962cm" svg:x="0.328cm" svg:y="15.96cm">
          <draw:text-box>
            <text:p>31</text:p>
          </draw:text-box>
        </draw:frame>
        <draw:frame draw:style-name="gr6" draw:layer="layout" svg:width="1.205cm" svg:height="0.962cm" svg:x="12.129cm" svg:y="15.94cm">
          <draw:text-box>
            <text:p>12</text:p>
          </draw:text-box>
        </draw:frame>
        <draw:custom-shape draw:style-name="gr14" draw:text-style-name="P6" draw:layer="layout" svg:width="1.852cm" svg:height="0.762cm" svg:x="12.372cm" svg:y="15.2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29cm" svg:y="15.94cm">
          <draw:text-box>
            <text:p>9</text:p>
          </draw:text-box>
        </draw:frame>
        <draw:custom-shape draw:style-name="gr14" draw:text-style-name="P1" draw:layer="layout" svg:width="0.724cm" svg:height="0.762cm" svg:x="17.083cm" svg:y="15.2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83cm" svg:y="15.2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507cm" svg:y="15.2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83cm" svg:y="15.2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907cm" svg:y="15.2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83cm" svg:y="15.2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cm" svg:height="0.762cm" svg:x="14.183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569cm" svg:height="0.762cm" svg:x="0.843cm" svg:y="13.344cm">
          <text:p text:style-name="P1">Physical Pag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9cm" svg:y="14.082cm">
          <draw:text-box>
            <text:p>0</text:p>
          </draw:text-box>
        </draw:frame>
        <draw:custom-shape draw:style-name="gr8" draw:text-style-name="P5" draw:layer="layout" svg:width="0.7cm" svg:height="0.762cm" svg:x="15.649cm" svg:y="13.3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25cm" svg:y="13.3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9cm" svg:y="14.04cm">
          <draw:text-box>
            <text:p>4</text:p>
          </draw:text-box>
        </draw:frame>
        <draw:frame draw:style-name="gr6" draw:layer="layout" svg:width="0.853cm" svg:height="0.962cm" svg:x="17.63cm" svg:y="14.04cm">
          <draw:text-box>
            <text:p>3</text:p>
          </draw:text-box>
        </draw:frame>
        <draw:frame draw:style-name="gr6" draw:layer="layout" svg:width="1.205cm" svg:height="0.962cm" svg:x="0.329cm" svg:y="14.04cm">
          <draw:text-box>
            <text:p>31</text:p>
          </draw:text-box>
        </draw:frame>
        <draw:frame draw:style-name="gr6" draw:layer="layout" svg:width="1.205cm" svg:height="0.962cm" svg:x="12.13cm" svg:y="14.04cm">
          <draw:text-box>
            <text:p>12</text:p>
          </draw:text-box>
        </draw:frame>
        <draw:custom-shape draw:style-name="gr14" draw:text-style-name="P6" draw:layer="layout" svg:width="1.852cm" svg:height="0.762cm" svg:x="12.338cm" svg:y="13.34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3cm" svg:y="14.04cm">
          <draw:text-box>
            <text:p>9</text:p>
          </draw:text-box>
        </draw:frame>
        <draw:custom-shape draw:style-name="gr14" draw:text-style-name="P1" draw:layer="layout" svg:width="0.724cm" svg:height="0.762cm" svg:x="17.049cm" svg:y="13.34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49cm" svg:y="13.34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473cm" svg:y="13.34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49cm" svg:y="13.34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873cm" svg:y="13.34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49cm" svg:y="13.34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762cm" svg:x="14.149cm" svg:y="13.34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1.01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1.01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58cm">
          <draw:text-box>
            <text:p>0</text:p>
          </draw:text-box>
        </draw:frame>
        <draw:frame draw:style-name="gr6" draw:layer="layout" svg:width="1.205cm" svg:height="0.962cm" svg:x="2.794cm" svg:y="1.716cm">
          <draw:text-box>
            <text:p>31</text:p>
          </draw:text-box>
        </draw:frame>
        <draw:frame draw:style-name="gr6" draw:layer="layout" svg:width="1.154cm" svg:height="0.962cm" svg:x="14.595cm" svg:y="1.716cm">
          <draw:text-box>
            <text:p>11</text:p>
          </draw:text-box>
        </draw:frame>
        <draw:custom-shape draw:style-name="gr14" draw:text-style-name="P1" draw:layer="layout" svg:width="5.884cm" svg:height="0.762cm" svg:x="9.07cm" svg:y="1.01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716cm">
          <draw:text-box>
            <text:p>21</text:p>
          </draw:text-box>
        </draw:frame>
        <draw:custom-shape draw:style-name="gr14" draw:text-style-name="P1" draw:layer="layout" svg:width="0.724cm" svg:height="0.762cm" svg:x="15.649cm" svg:y="13.344cm">
          <text:p text:style-name="P1">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" draw:text-style-name="P1" draw:layer="layout" svg:width="10.096cm" svg:height="10.668cm" svg:x="0.01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096cm" svg:height="10.668cm" svg:x="11.923cm" svg:y="5.0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0.99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0.99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38cm">
          <draw:text-box>
            <text:p>0</text:p>
          </draw:text-box>
        </draw:frame>
        <draw:frame draw:style-name="gr6" draw:layer="layout" svg:width="1.205cm" svg:height="0.962cm" svg:x="2.794cm" svg:y="1.696cm">
          <draw:text-box>
            <text:p>31</text:p>
          </draw:text-box>
        </draw:frame>
        <draw:frame draw:style-name="gr6" draw:layer="layout" svg:width="1.154cm" svg:height="0.962cm" svg:x="14.595cm" svg:y="1.696cm">
          <draw:text-box>
            <text:p>11</text:p>
          </draw:text-box>
        </draw:frame>
        <draw:custom-shape draw:style-name="gr14" draw:text-style-name="P1" draw:layer="layout" svg:width="5.884cm" svg:height="0.762cm" svg:x="9.07cm" svg:y="0.99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696cm">
          <draw:text-box>
            <text:p>21</text:p>
          </draw:text-box>
        </draw:frame>
        <draw:custom-shape draw:style-name="gr14" draw:text-style-name="P1" draw:layer="layout" svg:width="11.57cm" svg:height="0.762cm" svg:x="0.985cm" svg:y="19.05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555cm" svg:y="19.0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176cm" svg:y="19.792cm">
          <draw:text-box>
            <text:p>0</text:p>
          </draw:text-box>
        </draw:frame>
        <draw:custom-shape draw:style-name="gr14" draw:text-style-name="P5" draw:layer="layout" svg:width="0.7cm" svg:height="0.762cm" svg:x="17.091cm" svg:y="19.05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767cm" svg:y="19.05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7.036cm" svg:y="19.75cm">
          <draw:text-box>
            <text:p>4</text:p>
          </draw:text-box>
        </draw:frame>
        <draw:frame draw:style-name="gr6" draw:layer="layout" svg:width="0.853cm" svg:height="0.962cm" svg:x="17.737cm" svg:y="19.75cm">
          <draw:text-box>
            <text:p>3</text:p>
          </draw:text-box>
        </draw:frame>
        <draw:frame draw:style-name="gr6" draw:layer="layout" svg:width="1.205cm" svg:height="0.962cm" svg:x="0.436cm" svg:y="19.75cm">
          <draw:text-box>
            <text:p>31</text:p>
          </draw:text-box>
        </draw:frame>
        <draw:frame draw:style-name="gr6" draw:layer="layout" svg:width="1.205cm" svg:height="0.962cm" svg:x="12.237cm" svg:y="19.75cm">
          <draw:text-box>
            <text:p>12</text:p>
          </draw:text-box>
        </draw:frame>
        <draw:custom-shape draw:style-name="gr14" draw:text-style-name="P1" draw:layer="layout" svg:width="8.246cm" svg:height="0.762cm" svg:x="0.008cm" svg:y="9.652cm">
          <text:p text:style-name="P1">Page Table Base Addres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45cm" svg:height="0.762cm" svg:x="11.922cm" svg:y="7.152cm">
          <text:p text:style-name="P1">Physical Page Base Addres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20.167cm" svg:y="7.1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8.254cm" svg:y="9.6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3.7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35cm" svg:y1="1.778cm" svg:x2="6.35cm" svg:y2="3.302cm">
          <text:p/>
        </draw:line>
        <draw:line draw:style-name="gr15" draw:text-style-name="P1" draw:layer="layout" svg:x1="-1.27cm" svg:y1="3.302cm" svg:x2="6.35cm" svg:y2="3.302cm">
          <text:p/>
        </draw:line>
        <draw:line draw:style-name="gr15" draw:text-style-name="P1" draw:layer="layout" svg:x1="-1.27cm" svg:y1="10.414cm" svg:x2="-1.27cm" svg:y2="3.302cm">
          <text:p/>
        </draw:line>
        <draw:line draw:style-name="gr15" draw:text-style-name="P1" draw:layer="layout" svg:x1="0.008cm" svg:y1="10.414cm" svg:x2="-1.346cm" svg:y2="10.414cm">
          <text:p/>
        </draw:line>
        <draw:line draw:style-name="gr15" draw:text-style-name="P1" draw:layer="layout" svg:x1="3.988cm" svg:y1="9.652cm" svg:x2="4.496cm" svg:y2="9.652cm">
          <text:p/>
        </draw:line>
        <draw:line draw:style-name="gr15" draw:text-style-name="P1" draw:layer="layout" svg:x1="10.922cm" svg:y1="10.414cm" svg:x2="10.922cm" svg:y2="15.748cm">
          <text:p/>
        </draw:line>
        <draw:line draw:style-name="gr15" draw:text-style-name="P1" draw:layer="layout" svg:x1="4.496cm" svg:y1="15.748cm" svg:x2="6.87cm" svg:y2="15.748cm">
          <text:p/>
        </draw:line>
        <draw:line draw:style-name="gr15" draw:text-style-name="P1" draw:layer="layout" svg:x1="11.938cm" svg:y1="1.778cm" svg:x2="11.938cm" svg:y2="3.302cm">
          <text:p/>
        </draw:line>
        <draw:line draw:style-name="gr15" draw:text-style-name="P1" draw:layer="layout" svg:x1="10.922cm" svg:y1="10.414cm" svg:x2="10.106cm" svg:y2="10.414cm">
          <text:p/>
        </draw:line>
        <draw:line draw:style-name="gr15" draw:text-style-name="P1" draw:layer="layout" svg:x1="10.922cm" svg:y1="15.748cm" svg:x2="11.884cm" svg:y2="15.748cm">
          <text:p/>
        </draw:line>
        <draw:line draw:style-name="gr15" draw:text-style-name="P1" draw:layer="layout" svg:x1="12.296cm" svg:y1="15.748cm" svg:x2="14.67cm" svg:y2="15.748cm">
          <text:p/>
        </draw:line>
        <draw:line draw:style-name="gr15" draw:text-style-name="P1" draw:layer="layout" svg:x1="22.86cm" svg:y1="7.914cm" svg:x2="22.835cm" svg:y2="15.748cm">
          <text:p/>
        </draw:line>
        <draw:line draw:style-name="gr15" draw:text-style-name="P1" draw:layer="layout" svg:x1="22.86cm" svg:y1="7.914cm" svg:x2="22.044cm" svg:y2="7.914cm">
          <text:p/>
        </draw:line>
        <draw:line draw:style-name="gr15" draw:text-style-name="P1" draw:layer="layout" svg:x1="22.835cm" svg:y1="15.748cm" svg:x2="23.797cm" svg:y2="15.748cm">
          <text:p/>
        </draw:line>
        <draw:line draw:style-name="gr15" draw:text-style-name="P1" draw:layer="layout" svg:x1="10.922cm" svg:y1="3.302cm" svg:x2="11.95cm" svg:y2="3.302cm">
          <text:p/>
        </draw:line>
        <draw:line draw:style-name="gr15" draw:text-style-name="P1" draw:layer="layout" svg:x1="10.922cm" svg:y1="7.874cm" svg:x2="10.922cm" svg:y2="3.302cm">
          <text:p/>
        </draw:line>
        <draw:line draw:style-name="gr15" draw:text-style-name="P1" draw:layer="layout" svg:x1="11.922cm" svg:y1="7.914cm" svg:x2="10.922cm" svg:y2="7.914cm">
          <text:p/>
        </draw:line>
        <draw:line draw:style-name="gr15" draw:text-style-name="P1" draw:layer="layout" svg:x1="18.938cm" svg:y1="1.778cm" svg:x2="18.938cm" svg:y2="3.302cm">
          <text:p/>
        </draw:line>
        <draw:line draw:style-name="gr15" draw:text-style-name="P1" draw:layer="layout" svg:x1="22.86cm" svg:y1="3.302cm" svg:x2="18.95cm" svg:y2="3.302cm">
          <text:p/>
        </draw:line>
        <draw:line draw:style-name="gr15" draw:text-style-name="P1" draw:layer="layout" svg:x1="22.86cm" svg:y1="6.858cm" svg:x2="22.86cm" svg:y2="3.302cm">
          <text:p/>
        </draw:line>
        <draw:line draw:style-name="gr15" draw:text-style-name="P1" draw:layer="layout" svg:x1="23.86cm" svg:y1="6.858cm" svg:x2="22.86cm" svg:y2="6.858cm">
          <text:p/>
        </draw:line>
        <draw:line draw:style-name="gr15" draw:text-style-name="P1" draw:layer="layout" svg:x1="-1.27cm" svg:y1="15.748cm" svg:x2="-1.27cm" svg:y2="17.526cm">
          <text:p/>
        </draw:line>
        <draw:line draw:style-name="gr15" draw:text-style-name="P1" draw:layer="layout" svg:x1="0.008cm" svg:y1="15.714cm" svg:x2="-1.346cm" svg:y2="15.714cm">
          <text:p/>
        </draw:line>
        <draw:line draw:style-name="gr15" draw:text-style-name="P1" draw:layer="layout" svg:x1="6.604cm" svg:y1="17.526cm" svg:x2="-1.346cm" svg:y2="17.514cm">
          <text:p/>
        </draw:line>
        <draw:line draw:style-name="gr15" draw:text-style-name="P1" draw:layer="layout" svg:x1="6.55cm" svg:y1="17.478cm" svg:x2="6.55cm" svg:y2="19.002cm">
          <text:p/>
        </draw:line>
        <draw:frame draw:style-name="gr21" draw:layer="layout" svg:width="1.768cm" svg:height="0.962cm" svg:x="-0.752cm" svg:y="18.95cm">
          <draw:text-box>
            <text:p>CR3</text:p>
          </draw:text-box>
        </draw:frame>
        <draw:frame draw:style-name="gr21" draw:layer="layout" svg:width="3.81cm" svg:height="0.962cm" svg:x="15.24cm" svg:y="4.064cm">
          <draw:text-box>
            <text:p>Page Table</text:p>
          </draw:text-box>
        </draw:frame>
        <draw:frame draw:style-name="gr21" draw:layer="layout" svg:width="6.858cm" svg:height="0.962cm" svg:x="2.54cm" svg:y="4.064cm">
          <draw:text-box>
            <text:p>Page Directory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8" draw:text-style-name="P1" draw:layer="layout" svg:width="5.844cm" svg:height="10.668cm" svg:x="4.598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21cm" svg:height="0.762cm" svg:x="6.275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45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02cm" svg:y="0.386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4.596cm" svg:y="8.9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8.614cm" svg:y="8.9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9.847cm" svg:y="4.396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664cm" svg:y1="1.148cm" svg:x2="8.664cm" svg:y2="2.672cm">
          <text:p/>
        </draw:line>
        <draw:line draw:style-name="gr15" draw:text-style-name="P1" draw:layer="layout" svg:x1="3.244cm" svg:y1="2.672cm" svg:x2="8.664cm" svg:y2="2.672cm">
          <text:p/>
        </draw:line>
        <draw:line draw:style-name="gr15" draw:text-style-name="P1" draw:layer="layout" svg:x1="3.244cm" svg:y1="9.784cm" svg:x2="3.244cm" svg:y2="2.672cm">
          <text:p/>
        </draw:line>
        <draw:line draw:style-name="gr15" draw:text-style-name="P1" draw:layer="layout" svg:x1="4.596cm" svg:y1="9.73cm" svg:x2="3.242cm" svg:y2="9.73cm">
          <text:p/>
        </draw:line>
        <draw:line draw:style-name="gr15" draw:text-style-name="P1" draw:layer="layout" svg:x1="6.559cm" svg:y1="8.968cm" svg:x2="6.806cm" svg:y2="8.968cm">
          <text:p/>
        </draw:line>
        <draw:line draw:style-name="gr15" draw:text-style-name="P1" draw:layer="layout" svg:x1="11.258cm" svg:y1="9.706cm" svg:x2="11.258cm" svg:y2="15.04cm">
          <text:p/>
        </draw:line>
        <draw:line draw:style-name="gr15" draw:text-style-name="P1" draw:layer="layout" svg:x1="12.466cm" svg:y1="0.762cm" svg:x2="12.466cm" svg:y2="2.286cm">
          <text:p/>
        </draw:line>
        <draw:line draw:style-name="gr15" draw:text-style-name="P1" draw:layer="layout" svg:x1="11.258cm" svg:y1="9.706cm" svg:x2="10.442cm" svg:y2="9.706cm">
          <text:p/>
        </draw:line>
        <draw:line draw:style-name="gr15" draw:text-style-name="P1" draw:layer="layout" svg:x1="11.258cm" svg:y1="15.04cm" svg:x2="12.22cm" svg:y2="15.04cm">
          <text:p/>
        </draw:line>
        <draw:line draw:style-name="gr15" draw:text-style-name="P1" draw:layer="layout" svg:x1="18.903cm" svg:y1="7.266cm" svg:x2="18.878cm" svg:y2="15.1cm">
          <text:p/>
        </draw:line>
        <draw:line draw:style-name="gr15" draw:text-style-name="P1" draw:layer="layout" svg:x1="18.903cm" svg:y1="7.266cm" svg:x2="18.087cm" svg:y2="7.266cm">
          <text:p/>
        </draw:line>
        <draw:line draw:style-name="gr15" draw:text-style-name="P1" draw:layer="layout" svg:x1="18.878cm" svg:y1="15.1cm" svg:x2="19.84cm" svg:y2="15.1cm">
          <text:p/>
        </draw:line>
        <draw:line draw:style-name="gr15" draw:text-style-name="P1" draw:layer="layout" svg:x1="11.15cm" svg:y1="2.286cm" svg:x2="12.478cm" svg:y2="2.286cm">
          <text:p/>
        </draw:line>
        <draw:line draw:style-name="gr15" draw:text-style-name="P1" draw:layer="layout" svg:x1="11.15cm" svg:y1="7.07cm" svg:x2="11.15cm" svg:y2="2.286cm">
          <text:p/>
        </draw:line>
        <draw:line draw:style-name="gr15" draw:text-style-name="P1" draw:layer="layout" svg:x1="12.15cm" svg:y1="7.112cm" svg:x2="11.15cm" svg:y2="7.112cm">
          <text:p/>
        </draw:line>
        <draw:line draw:style-name="gr15" draw:text-style-name="P1" draw:layer="layout" svg:x1="16.442cm" svg:y1="1.188cm" svg:x2="16.442cm" svg:y2="2.794cm">
          <text:p/>
        </draw:line>
        <draw:line draw:style-name="gr15" draw:text-style-name="P1" draw:layer="layout" svg:x1="19.054cm" svg:y1="2.794cm" svg:x2="16.442cm" svg:y2="2.794cm">
          <text:p/>
        </draw:line>
        <draw:line draw:style-name="gr15" draw:text-style-name="P1" draw:layer="layout" svg:x1="19.054cm" svg:y1="6.268cm" svg:x2="19.054cm" svg:y2="2.794cm">
          <text:p/>
        </draw:line>
        <draw:line draw:style-name="gr15" draw:text-style-name="P1" draw:layer="layout" svg:x1="19.84cm" svg:y1="6.268cm" svg:x2="19.054cm" svg:y2="6.268cm">
          <text:p/>
        </draw:line>
        <draw:line draw:style-name="gr15" draw:text-style-name="P1" draw:layer="layout" svg:x1="3.318cm" svg:y1="15.084cm" svg:x2="3.318cm" svg:y2="16.862cm">
          <text:p/>
        </draw:line>
        <draw:line draw:style-name="gr15" draw:text-style-name="P1" draw:layer="layout" svg:x1="4.596cm" svg:y1="15.05cm" svg:x2="3.242cm" svg:y2="15.05cm">
          <text:p/>
        </draw:line>
        <draw:line draw:style-name="gr15" draw:text-style-name="P1" draw:layer="layout" svg:x1="11.192cm" svg:y1="16.862cm" svg:x2="3.242cm" svg:y2="16.85cm">
          <text:p/>
        </draw:line>
        <draw:line draw:style-name="gr15" draw:text-style-name="P1" draw:layer="layout" svg:x1="11.138cm" svg:y1="16.814cm" svg:x2="11.138cm" svg:y2="18.338cm">
          <text:p/>
        </draw:line>
        <draw:frame draw:style-name="gr21" draw:layer="layout" svg:width="4.902cm" svg:height="0.962cm" svg:x="1.552cm" svg:y="18.338cm">
          <draw:text-box>
            <text:p>Process's CR3</text:p>
          </draw:text-box>
        </draw:frame>
        <draw:frame draw:style-name="gr21" draw:layer="layout" svg:width="1.768cm" svg:height="0.962cm" svg:x="4.607cm" svg:y="0.27cm">
          <draw:text-box>
            <text:p>CR2 </text:p>
          </draw:text-box>
        </draw:frame>
        <draw:custom-shape draw:style-name="gr14" draw:text-style-name="P1" draw:layer="layout" svg:width="4.421cm" svg:height="0.762cm" svg:x="6.296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66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23cm" svg:y="0.38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21" draw:layer="layout" svg:width="1.768cm" svg:height="0.962cm" svg:x="4.628cm" svg:y="0.27cm">
          <draw:text-box>
            <text:p>CR2 </text:p>
          </draw:text-box>
        </draw:frame>
        <draw:custom-shape draw:style-name="gr14" draw:text-style-name="P1" draw:layer="layout" svg:width="8.09cm" svg:height="0.762cm" svg:x="6.124cm" svg:y="18.36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294cm" svg:y="18.36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132cm" svg:height="0.762cm" svg:x="6.162cm" svg:y="18.366cm">
          <text:p text:style-name="P1">Directory Base P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315cm" svg:y="18.366cm">
          <text:p text:style-name="P1">Flag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844cm" svg:height="10.668cm" svg:x="12.205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12.203cm" svg:y="6.4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16.221cm" svg:y="6.4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166cm" svg:y1="6.468cm" svg:x2="14.413cm" svg:y2="6.468cm">
          <text:p/>
        </draw:lin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4" draw:text-style-name="P1" draw:layer="layout" svg:width="5.727cm" svg:height="0.762cm" svg:x="1.425cm" svg:y="3.021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2.995cm" svg:y="3.021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616cm" svg:y="3.763cm">
          <draw:text-box>
            <text:p>0</text:p>
          </draw:text-box>
        </draw:frame>
        <draw:frame draw:style-name="gr6" draw:layer="layout" svg:width="1.205cm" svg:height="0.962cm" svg:x="0.876cm" svg:y="3.721cm">
          <draw:text-box>
            <text:p>31</text:p>
          </draw:text-box>
        </draw:frame>
        <draw:frame draw:style-name="gr6" draw:layer="layout" svg:width="1.154cm" svg:height="0.962cm" svg:x="12.677cm" svg:y="3.721cm">
          <draw:text-box>
            <text:p>11</text:p>
          </draw:text-box>
        </draw:frame>
        <draw:custom-shape draw:style-name="gr14" draw:text-style-name="P1" draw:layer="layout" svg:width="5.884cm" svg:height="0.762cm" svg:x="7.152cm" svg:y="3.021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6.963cm" svg:y="3.721cm">
          <draw:text-box>
            <text:p>21</text:p>
          </draw:text-box>
        </draw:frame>
        <draw:line draw:style-name="gr15" draw:text-style-name="P1" draw:layer="layout" svg:x1="4.432cm" svg:y1="3.803cm" svg:x2="4.432cm" svg:y2="5.327cm">
          <text:p/>
        </draw:line>
        <draw:line draw:style-name="gr15" draw:text-style-name="P1" draw:layer="layout" svg:x1="10.02cm" svg:y1="3.803cm" svg:x2="10.02cm" svg:y2="5.327cm">
          <text:p/>
        </draw:line>
        <draw:line draw:style-name="gr15" draw:text-style-name="P1" draw:layer="layout" svg:x1="4.431cm" svg:y1="5.334cm" svg:x2="10.032cm" svg:y2="5.327cm">
          <text:p/>
        </draw:line>
        <draw:line draw:style-name="gr15" draw:text-style-name="P1" draw:layer="layout" svg:x1="17.02cm" svg:y1="3.803cm" svg:x2="17.018cm" svg:y2="7.716cm">
          <text:p/>
        </draw:line>
        <draw:custom-shape draw:style-name="gr14" draw:text-style-name="P1" draw:layer="layout" svg:width="4.063cm" svg:height="10.668cm" svg:x="19.051cm" svg:y="6.012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9.012cm" svg:y1="7.716cm" svg:x2="17.018cm" svg:y2="7.716cm">
          <text:p/>
        </draw:line>
        <draw:line draw:style-name="gr15" draw:text-style-name="P1" draw:layer="layout" svg:x1="4.432cm" svg:y1="4.203cm" svg:x2="4.425cm" svg:y2="10.33cm">
          <text:p/>
        </draw:line>
        <draw:custom-shape draw:style-name="gr8" draw:text-style-name="P1" draw:layer="layout" svg:width="8.002cm" svg:height="10.668cm" svg:x="6.457cm" svg:y="6.6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6.604cm">
          <text:p text:style-name="P1">Virtu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6.604cm">
          <text:p text:style-name="P1">Physic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9.404cm">
          <text:p text:style-name="P1">0x01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9.40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104cm">
          <text:p text:style-name="P1">0x02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104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804cm">
          <text:p text:style-name="P1">0x03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804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1.504cm">
          <text:p text:style-name="P1">0xf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1.504cm">
          <text:p text:style-name="P1">0x0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425cm" svg:y1="10.33cm" svg:x2="6.457cm" svg:y2="8.298cm">
          <text:p/>
        </draw:line>
        <draw:line draw:style-name="gr22" draw:text-style-name="P1" draw:layer="layout" svg:x1="4.425cm" svg:y1="10.33cm" svg:x2="6.457cm" svg:y2="14.394cm">
          <text:p/>
        </draw:line>
        <draw:line draw:style-name="gr15" draw:text-style-name="P1" draw:layer="layout" svg:x1="16.617cm" svg:y1="12.266cm" svg:x2="14.459cm" svg:y2="12.266cm">
          <text:p/>
        </draw:line>
        <draw:line draw:style-name="gr15" draw:text-style-name="P1" draw:layer="layout" svg:x1="16.617cm" svg:y1="16.68cm" svg:x2="16.641cm" svg:y2="12.234cm">
          <text:p/>
        </draw:line>
        <draw:line draw:style-name="gr15" draw:text-style-name="P1" draw:layer="layout" svg:x1="19.141cm" svg:y1="16.68cm" svg:x2="16.617cm" svg:y2="16.68cm">
          <text:p/>
        </draw:line>
        <draw:frame draw:style-name="gr6" draw:layer="layout" svg:width="4.723cm" svg:height="0.962cm" svg:x="1.637cm" svg:y="2.086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4" draw:text-style-name="P1" draw:layer="layout" svg:width="4.063cm" svg:height="0.762cm" svg:x="6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4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8.289cm" svg:y="2.032cm">
          <text:p text:style-name="P1">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.525cm" svg:y="5.08cm">
          <text:p text:style-name="P1">L0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8.47cm" svg:y="5.08cm">
          <text:p text:style-name="P1">L1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5.448cm" svg:y="5.08cm">
          <text:p text:style-name="P1">L2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2.3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874cm" svg:y1="2.794cm" svg:x2="7.874cm" svg:y2="3.556cm">
          <text:p/>
        </draw:line>
        <draw:line draw:style-name="gr15" draw:text-style-name="P1" draw:layer="layout" svg:x1="0.254cm" svg:y1="3.556cm" svg:x2="7.874cm" svg:y2="3.556cm">
          <text:p/>
        </draw:line>
        <draw:line draw:style-name="gr15" draw:text-style-name="P1" draw:layer="layout" svg:x1="0.254cm" svg:y1="9.652cm" svg:x2="0.254cm" svg:y2="3.556cm">
          <text:p/>
        </draw:line>
        <draw:line draw:style-name="gr15" draw:text-style-name="P1" draw:layer="layout" svg:x1="1.525cm" svg:y1="9.652cm" svg:x2="0.254cm" svg:y2="9.652cm">
          <text:p/>
        </draw:line>
        <draw:line draw:style-name="gr15" draw:text-style-name="P1" draw:layer="layout" svg:x1="5.588cm" svg:y1="9.652cm" svg:x2="6.096cm" svg:y2="9.652cm">
          <text:p/>
        </draw:line>
        <draw:line draw:style-name="gr15" draw:text-style-name="P1" draw:layer="layout" svg:x1="6.096cm" svg:y1="9.652cm" svg:x2="6.096cm" svg:y2="15.748cm">
          <text:p/>
        </draw:line>
        <draw:line draw:style-name="gr15" draw:text-style-name="P1" draw:layer="layout" svg:x1="6.096cm" svg:y1="15.748cm" svg:x2="8.47cm" svg:y2="15.748cm">
          <text:p/>
        </draw:line>
        <draw:line draw:style-name="gr15" draw:text-style-name="P1" draw:layer="layout" svg:x1="12.192cm" svg:y1="2.794cm" svg:x2="12.192cm" svg:y2="4.318cm">
          <text:p/>
        </draw:line>
        <draw:line draw:style-name="gr15" draw:text-style-name="P1" draw:layer="layout" svg:x1="8.47cm" svg:y1="12.7cm" svg:x2="7.366cm" svg:y2="12.7cm">
          <text:p/>
        </draw:line>
        <draw:line draw:style-name="gr15" draw:text-style-name="P1" draw:layer="layout" svg:x1="7.366cm" svg:y1="4.318cm" svg:x2="7.412cm" svg:y2="12.7cm">
          <text:p/>
        </draw:line>
        <draw:line draw:style-name="gr15" draw:text-style-name="P1" draw:layer="layout" svg:x1="12.192cm" svg:y1="4.318cm" svg:x2="7.366cm" svg:y2="4.318cm">
          <text:p/>
        </draw:line>
        <draw:line draw:style-name="gr15" draw:text-style-name="P1" draw:layer="layout" svg:x1="12.533cm" svg:y1="12.7cm" svg:x2="13.096cm" svg:y2="12.7cm">
          <text:p/>
        </draw:line>
        <draw:line draw:style-name="gr15" draw:text-style-name="P1" draw:layer="layout" svg:x1="13.096cm" svg:y1="12.7cm" svg:x2="13.096cm" svg:y2="15.748cm">
          <text:p/>
        </draw:line>
        <draw:line draw:style-name="gr15" draw:text-style-name="P1" draw:layer="layout" svg:x1="13.096cm" svg:y1="15.748cm" svg:x2="15.47cm" svg:y2="15.748cm">
          <text:p/>
        </draw:line>
        <draw:line draw:style-name="gr15" draw:text-style-name="P1" draw:layer="layout" svg:x1="19.511cm" svg:y1="7.112cm" svg:x2="20.096cm" svg:y2="7.112cm">
          <text:p/>
        </draw:line>
        <draw:line draw:style-name="gr15" draw:text-style-name="P1" draw:layer="layout" svg:x1="20.066cm" svg:y1="7.112cm" svg:x2="20.096cm" svg:y2="15.748cm">
          <text:p/>
        </draw:line>
        <draw:line draw:style-name="gr15" draw:text-style-name="P1" draw:layer="layout" svg:x1="20.096cm" svg:y1="15.748cm" svg:x2="22.47cm" svg:y2="15.748cm">
          <text:p/>
        </draw:line>
        <draw:line draw:style-name="gr15" draw:text-style-name="P1" draw:layer="layout" svg:x1="16.392cm" svg:y1="2.794cm" svg:x2="16.392cm" svg:y2="4.318cm">
          <text:p/>
        </draw:line>
        <draw:line draw:style-name="gr15" draw:text-style-name="P1" draw:layer="layout" svg:x1="15.37cm" svg:y1="7.112cm" svg:x2="14.266cm" svg:y2="7.112cm">
          <text:p/>
        </draw:line>
        <draw:line draw:style-name="gr15" draw:text-style-name="P1" draw:layer="layout" svg:x1="14.266cm" svg:y1="4.318cm" svg:x2="14.266cm" svg:y2="7.112cm">
          <text:p/>
        </draw:line>
        <draw:line draw:style-name="gr15" draw:text-style-name="P1" draw:layer="layout" svg:x1="16.392cm" svg:y1="4.318cm" svg:x2="14.266cm" svg:y2="4.318cm">
          <text:p/>
        </draw:line>
        <draw:line draw:style-name="gr15" draw:text-style-name="P1" draw:layer="layout" svg:x1="20.392cm" svg:y1="2.794cm" svg:x2="20.392cm" svg:y2="4.318cm">
          <text:p/>
        </draw:line>
        <draw:line draw:style-name="gr15" draw:text-style-name="P1" draw:layer="layout" svg:x1="22.37cm" svg:y1="5.68cm" svg:x2="21.266cm" svg:y2="5.68cm">
          <text:p/>
        </draw:line>
        <draw:line draw:style-name="gr15" draw:text-style-name="P1" draw:layer="layout" svg:x1="21.266cm" svg:y1="4.318cm" svg:x2="21.266cm" svg:y2="5.68cm">
          <text:p/>
        </draw:line>
        <draw:line draw:style-name="gr15" draw:text-style-name="P1" draw:layer="layout" svg:x1="20.392cm" svg:y1="4.318cm" svg:x2="21.266cm" svg:y2="4.318cm">
          <text:p/>
        </draw:line>
        <draw:custom-shape draw:style-name="gr23" draw:text-style-name="P4" draw:layer="layout" svg:width="4.063cm" svg:height="0.668cm" svg:x="1.525cm" svg:y="9.03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8.47cm" svg:y="12.086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15.448cm" svg:y="6.49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22.352cm" svg:y="5.0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4.723cm" svg:height="0.962cm" svg:x="1.27cm" svg:y="1.832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8" draw:text-style-name="P1" draw:layer="layout" svg:width="8.002cm" svg:height="10.668cm" svg:x="7.746cm" svg:y="5.67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4.723cm" svg:height="0.962cm" svg:x="2.666cm" svg:y="2.34cm">
          <draw:text-box>
            <text:p>Linear Address</text:p>
          </draw:text-box>
        </draw:frame>
        <draw:custom-shape draw:style-name="gr14" draw:text-style-name="P1" draw:layer="layout" svg:width="4.002cm" svg:height="0.762cm" svg:x="7.746cm" svg:y="5.672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5.672cm">
          <text:p text:style-name="P1">VP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2.4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2.44cm">
          <text:p text:style-name="P1">0x0400</text:p>
          <draw:enhanced-geometry svg:viewBox="0 0 21600 21600" draw:type="rectangle" draw:enhanced-path="M 0 0 L 21600 0 21600 21600 0 21600 0 0 Z N"/>
        </draw:custom-shape>
        <draw:frame draw:style-name="gr25" draw:layer="layout" svg:width="2.047cm" svg:height="0.962cm" svg:x="5.746cm" svg:y="5.588cm">
          <draw:text-box>
            <text:p>Index</text:p>
          </draw:text-box>
        </draw:frame>
        <draw:custom-shape draw:style-name="gr14" draw:text-style-name="P1" draw:layer="layout" svg:width="4.002cm" svg:height="0.762cm" svg:x="7.746cm" svg:y="8.4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8.472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17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172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87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872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10.5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10.572cm">
          <text:p text:style-name="P1">0x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208cm" svg:height="10.668cm" svg:x="20.452cm" svg:y="5.588cm">
          <text:p text:style-name="P1">Page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5.842cm" svg:y1="8.89cm" svg:x2="4.064cm" svg:y2="8.89cm">
          <text:p/>
        </draw:line>
        <draw:line draw:style-name="gr26" draw:text-style-name="P1" draw:layer="layout" svg:x1="4.064cm" svg:y1="8.89cm" svg:x2="4.064cm" svg:y2="17.272cm">
          <text:p/>
        </draw:line>
        <draw:line draw:style-name="gr22" draw:text-style-name="P1" draw:layer="layout" svg:x1="4.064cm" svg:y1="17.272cm" svg:x2="18.35cm" svg:y2="17.272cm">
          <text:p/>
        </draw:line>
        <draw:line draw:style-name="gr22" draw:text-style-name="P1" draw:layer="layout" svg:x1="18.35cm" svg:y1="17.272cm" svg:x2="18.35cm" svg:y2="16.256cm">
          <text:p/>
        </draw:line>
        <draw:line draw:style-name="gr22" draw:text-style-name="P1" draw:layer="layout" svg:x1="18.35cm" svg:y1="16.256cm" svg:x2="20.452cm" svg:y2="16.256cm">
          <text:p/>
        </draw:line>
        <draw:line draw:style-name="gr22" draw:text-style-name="P1" draw:layer="layout" svg:x1="9.652cm" svg:y1="3.202cm" svg:x2="9.652cm" svg:y2="4.826cm">
          <text:p/>
        </draw:line>
        <draw:line draw:style-name="gr22" draw:text-style-name="P1" draw:layer="layout" svg:x1="9.652cm" svg:y1="4.826cm" svg:x2="16.764cm" svg:y2="4.826cm">
          <text:p/>
        </draw:line>
        <draw:line draw:style-name="gr22" draw:text-style-name="P1" draw:layer="layout" svg:x1="16.764cm" svg:y1="4.826cm" svg:x2="16.764cm" svg:y2="8.89cm">
          <text:p/>
        </draw:line>
        <draw:line draw:style-name="gr22" draw:text-style-name="P1" draw:layer="layout" svg:x1="16.764cm" svg:y1="8.89cm" svg:x2="15.748cm" svg:y2="8.89cm">
          <text:p/>
        </draw:line>
        <draw:line draw:style-name="gr22" draw:text-style-name="P1" draw:layer="layout" svg:x1="13.716cm" svg:y1="3.202cm" svg:x2="13.716cm" svg:y2="4.318cm">
          <text:p/>
        </draw:line>
        <draw:line draw:style-name="gr22" draw:text-style-name="P1" draw:layer="layout" svg:x1="13.716cm" svg:y1="4.318cm" svg:x2="18.166cm" svg:y2="4.318cm">
          <text:p/>
        </draw:line>
        <draw:line draw:style-name="gr22" draw:text-style-name="P1" draw:layer="layout" svg:x1="18.166cm" svg:y1="4.318cm" svg:x2="18.166cm" svg:y2="12.446cm">
          <text:p/>
        </draw:line>
        <draw:line draw:style-name="gr22" draw:text-style-name="P1" draw:layer="layout" svg:x1="18.166cm" svg:y1="12.446cm" svg:x2="20.452cm" svg:y2="12.446cm">
          <text:p/>
        </draw:line>
        <draw:frame draw:style-name="gr25" draw:layer="layout" svg:width="2.64cm" svg:height="0.962cm" svg:x="3.556cm" svg:y="3.81cm">
          <draw:text-box>
            <text:p>PID = 1</text:p>
          </draw:text-box>
        </draw:frame>
        <draw:frame draw:style-name="gr25" draw:layer="layout" svg:width="1.861cm" svg:height="0.962cm" svg:x="5.832cm" svg:y="8.372cm">
          <draw:text-box>
            <text:p>0x3ff</text:p>
          </draw:text-box>
        </draw:frame>
        <draw:frame draw:style-name="gr25" draw:layer="layout" svg:width="2.047cm" svg:height="0.962cm" svg:x="5.833cm" svg:y="9.072cm">
          <draw:text-box>
            <text:p>0x3fe</text:p>
          </draw:text-box>
        </draw:frame>
        <draw:frame draw:style-name="gr6" draw:layer="layout" svg:width="2.047cm" svg:height="0.962cm" svg:x="5.834cm" svg:y="9.772cm">
          <draw:text-box>
            <text:p>0x3fd</text:p>
          </draw:text-box>
        </draw:frame>
        <draw:frame draw:style-name="gr6" draw:layer="layout" svg:width="2.013cm" svg:height="0.962cm" svg:x="5.835cm" svg:y="10.472cm">
          <draw:text-box>
            <text:p>0x3fc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4" draw:text-style-name="P1" draw:layer="layout" svg:width="9.906cm" svg:height="0.762cm" svg:x="1.717cm" svg:y="10.62cm">
          <text:p text:style-name="P1">Selector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2cm" svg:height="0.762cm" svg:x="1.717cm" svg:y="9.858cm">
          <text:p text:style-name="P1">Offset 31..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16.94cm" svg:y="9.858cm">
          <text:p text:style-name="P1">Unuse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11.589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13.379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12.289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824cm" svg:height="0.762cm" svg:x="14.103cm" svg:y="9.864cm">
          <text:p text:style-name="P1"><text:span text:style-name="T4">Typ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11.623cm" svg:y="10.62cm">
          <text:p text:style-name="P1">Offset 15..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.107cm" svg:y="11.362cm">
          <draw:text-box>
            <text:p>31</text:p>
          </draw:text-box>
        </draw:frame>
        <draw:frame draw:style-name="gr6" draw:layer="layout" svg:width="0.853cm" svg:height="0.962cm" svg:x="20.908cm" svg:y="11.362cm">
          <draw:text-box>
            <text:p>0</text:p>
          </draw:text-box>
        </draw:frame>
        <draw:frame draw:style-name="gr6" draw:layer="layout" svg:width="1.205cm" svg:height="0.962cm" svg:x="21.009cm" svg:y="9.062cm">
          <draw:text-box>
            <text:p>32</text:p>
          </draw:text-box>
        </draw:frame>
        <draw:frame draw:style-name="gr6" draw:layer="layout" svg:width="1.205cm" svg:height="0.962cm" svg:x="1.11cm" svg:y="9.062cm">
          <draw:text-box>
            <text:p>64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7" draw:text-style-name="P8" draw:layer="layout" svg:width="1.483cm" svg:height="1.778cm" svg:x="3.343cm" svg:y="1.008cm">
          <text:p text:style-name="P1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523cm" svg:height="1.778cm" svg:x="6.343cm" svg:y="1.008cm">
          <text:p text:style-name="P1"><text:span text:style-name="T5">.asm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309cm" svg:height="1.778cm" svg:x="9.443cm" svg:y="1.008cm">
          <text:p text:style-name="P1"><text:span text:style-name="T5">.o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4.826cm" svg:y1="2.024cm" svg:x2="6.35cm" svg:y2="2.024cm">
          <text:p/>
        </draw:line>
        <draw:line draw:style-name="gr28" draw:text-style-name="P8" draw:layer="layout" svg:x1="7.866cm" svg:y1="2.024cm" svg:x2="9.443cm" svg:y2="2.024cm">
          <text:p/>
        </draw:line>
        <draw:line draw:style-name="gr28" draw:text-style-name="P8" draw:layer="layout" svg:x1="10.822cm" svg:y1="2.024cm" svg:x2="12.6cm" svg:y2="3.294cm">
          <text:p/>
        </draw:line>
        <draw:custom-shape draw:style-name="gr27" draw:text-style-name="P4" draw:layer="layout" svg:width="1.309cm" svg:height="1.778cm" svg:x="12.643cm" svg:y="2.508cm">
          <text:p text:style-name="P1"><text:span text:style-name="T1">a.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483cm" svg:height="1.778cm" svg:x="3.323cm" svg:y="4.188cm">
          <text:p text:style-name="P1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523cm" svg:height="1.778cm" svg:x="6.323cm" svg:y="4.188cm">
          <text:p text:style-name="P1"><text:span text:style-name="T5">.asm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309cm" svg:height="1.778cm" svg:x="9.423cm" svg:y="4.188cm">
          <text:p text:style-name="P1"><text:span text:style-name="T5">.o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4.806cm" svg:y1="5.204cm" svg:x2="6.33cm" svg:y2="5.204cm">
          <text:p/>
        </draw:line>
        <draw:line draw:style-name="gr28" draw:text-style-name="P8" draw:layer="layout" svg:x1="7.846cm" svg:y1="5.204cm" svg:x2="9.423cm" svg:y2="5.204cm">
          <text:p/>
        </draw:line>
        <draw:line draw:style-name="gr28" draw:text-style-name="P8" draw:layer="layout" svg:x1="10.732cm" svg:y1="5.094cm" svg:x2="12.6cm" svg:y2="3.81cm">
          <text:p/>
        </draw:line>
        <draw:frame draw:style-name="gr6" draw:layer="layout" svg:width="1.488cm" svg:height="0.962cm" svg:x="4.826cm" svg:y="1.07cm">
          <draw:text-box>
            <text:p>gcc</text:p>
          </draw:text-box>
        </draw:frame>
        <draw:frame draw:style-name="gr6" draw:layer="layout" svg:width="1.522cm" svg:height="0.962cm" svg:x="7.874cm" svg:y="1.062cm">
          <draw:text-box>
            <text:p>gas</text:p>
          </draw:text-box>
        </draw:frame>
        <draw:frame draw:style-name="gr6" draw:layer="layout" svg:width="0.993cm" svg:height="0.962cm" svg:x="11.65cm" svg:y="3.048cm">
          <draw:text-box>
            <text:p>ld</text:p>
          </draw:text-box>
        </draw:frame>
        <draw:frame draw:style-name="gr6" draw:layer="layout" svg:width="1.488cm" svg:height="0.962cm" svg:x="4.806cm" svg:y="4.242cm">
          <draw:text-box>
            <text:p>gcc</text:p>
          </draw:text-box>
        </draw:frame>
        <draw:frame draw:style-name="gr6" draw:layer="layout" svg:width="1.522cm" svg:height="0.962cm" svg:x="7.822cm" svg:y="4.218cm">
          <draw:text-box>
            <text:p>gas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4" draw:text-style-name="P1" draw:layer="layout" svg:width="8.594cm" svg:height="0.762cm" svg:x="3.344cm" svg:y="0.99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957cm" svg:y="1.678cm">
          <draw:text-box>
            <text:p>0</text:p>
          </draw:text-box>
        </draw:frame>
        <draw:custom-shape draw:style-name="gr14" draw:text-style-name="P1" draw:layer="layout" svg:width="3.017cm" svg:height="0.762cm" svg:x="11.938cm" svg:y="0.99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8cm" svg:height="0.762cm" svg:x="14.938cm" svg:y="0.99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1.358cm" svg:y="1.678cm">
          <draw:text-box>
            <text:p>22</text:p>
          </draw:text-box>
        </draw:frame>
        <draw:frame draw:style-name="gr6" draw:layer="layout" svg:width="1.205cm" svg:height="0.962cm" svg:x="14.359cm" svg:y="1.678cm">
          <draw:text-box>
            <text:p>25</text:p>
          </draw:text-box>
        </draw:frame>
        <draw:frame draw:style-name="gr6" draw:layer="layout" svg:width="1.205cm" svg:height="0.962cm" svg:x="16.46cm" svg:y="1.678cm">
          <draw:text-box>
            <text:p>27</text:p>
          </draw:text-box>
        </draw:frame>
        <draw:custom-shape draw:style-name="gr14" draw:text-style-name="P1" draw:layer="layout" svg:width="8.594cm" svg:height="0.762cm" svg:x="10.444cm" svg:y="5.77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957cm" svg:y="6.458cm">
          <draw:text-box>
            <text:p>0</text:p>
          </draw:text-box>
        </draw:frame>
        <draw:custom-shape draw:style-name="gr14" draw:text-style-name="P1" draw:layer="layout" svg:width="3.017cm" svg:height="0.762cm" svg:x="5.438cm" svg:y="5.77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8cm" svg:height="0.762cm" svg:x="3.438cm" svg:y="5.77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5.126cm" svg:y="6.404cm">
          <draw:text-box>
            <text:p>2</text:p>
          </draw:text-box>
        </draw:frame>
        <draw:frame draw:style-name="gr6" draw:layer="layout" svg:width="1.205cm" svg:height="0.962cm" svg:x="18.46cm" svg:y="6.458cm">
          <draw:text-box>
            <text:p>29</text:p>
          </draw:text-box>
        </draw:frame>
        <draw:frame draw:style-name="gr6" draw:layer="layout" svg:width="0.853cm" svg:height="0.962cm" svg:x="7.957cm" svg:y="6.438cm">
          <draw:text-box>
            <text:p>5</text:p>
          </draw:text-box>
        </draw:frame>
        <draw:custom-shape draw:style-name="gr14" draw:text-style-name="P1" draw:layer="layout" svg:width="2.08cm" svg:height="0.762cm" svg:x="8.438cm" svg:y="5.77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0.126cm" svg:y="6.444cm">
          <draw:text-box>
            <text:p>7</text:p>
          </draw:text-box>
        </draw:frame>
        <draw:frame draw:style-name="gr6" draw:layer="layout" svg:width="0.853cm" svg:height="0.962cm" svg:x="1.657cm" svg:y="11.138cm">
          <draw:text-box>
            <text:p>0</text:p>
          </draw:text-box>
        </draw:frame>
        <draw:custom-shape draw:style-name="gr14" draw:text-style-name="P1" draw:layer="layout" svg:width="3.017cm" svg:height="0.762cm" svg:x="5.438cm" svg:y="10.55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2.032cm" svg:y="10.55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4.926cm" svg:y="11.184cm">
          <draw:text-box>
            <text:p>35</text:p>
          </draw:text-box>
        </draw:frame>
        <draw:frame draw:style-name="gr6" draw:layer="layout" svg:width="1.205cm" svg:height="0.962cm" svg:x="7.427cm" svg:y="11.184cm">
          <draw:text-box>
            <text:p>50</text:p>
          </draw:text-box>
        </draw:frame>
        <draw:custom-shape draw:style-name="gr14" draw:text-style-name="P1" draw:layer="layout" svg:width="3.017cm" svg:height="0.762cm" svg:x="8.038cm" svg:y="10.556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0.328cm" svg:y="11.184cm">
          <draw:text-box>
            <text:p>70</text:p>
          </draw:text-box>
        </draw:frame>
        <draw:frame draw:style-name="gr6" draw:text-style-name="P9" draw:layer="layout" svg:width="0.921cm" svg:height="0.962cm" svg:x="7.558cm" svg:y="10.438cm">
          <draw:text-box>
            <text:p><text:span text:style-name="T6">X</text:span></text:p>
          </draw:text-box>
        </draw:frame>
        <draw:frame draw:style-name="gr6" draw:layer="layout" svg:width="0.853cm" svg:height="0.962cm" svg:x="3.858cm" svg:y="16.127cm">
          <draw:text-box>
            <text:p>0</text:p>
          </draw:text-box>
        </draw:frame>
        <draw:custom-shape draw:style-name="gr14" draw:text-style-name="P1" draw:layer="layout" svg:width="3.017cm" svg:height="0.762cm" svg:x="4.239cm" svg:y="15.545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7.233cm" svg:y="15.545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6.66cm" svg:y="16.167cm">
          <draw:text-box>
            <text:p>25</text:p>
          </draw:text-box>
        </draw:frame>
        <draw:frame draw:style-name="gr6" draw:layer="layout" svg:width="1.205cm" svg:height="0.962cm" svg:x="9.528cm" svg:y="16.173cm">
          <draw:text-box>
            <text:p>50</text:p>
          </draw:text-box>
        </draw:frame>
        <draw:custom-shape draw:style-name="gr14" draw:text-style-name="P1" draw:layer="layout" svg:width="3.017cm" svg:height="0.762cm" svg:x="10.139cm" svg:y="15.545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2.429cm" svg:y="16.173cm">
          <draw:text-box>
            <text:p>75</text:p>
          </draw:text-box>
        </draw:frame>
        <draw:custom-shape draw:style-name="gr14" draw:text-style-name="P1" draw:layer="layout" svg:width="1.59cm" svg:height="0.762cm" svg:x="13.133cm" svg:y="15.545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4.13cm" svg:y="16.173cm">
          <draw:text-box>
            <text:p>80</text:p>
          </draw:text-box>
        </draw:frame>
        <draw:frame draw:style-name="gr6" draw:text-style-name="P9" draw:layer="layout" svg:width="0.921cm" svg:height="0.962cm" svg:x="14.26cm" svg:y="15.527cm">
          <draw:text-box>
            <text:p><text:span text:style-name="T6">X</text:span></text:p>
          </draw:text-box>
        </draw:frame>
        <draw:frame draw:style-name="gr6" draw:layer="layout" svg:width="0.853cm" svg:height="0.962cm" svg:x="0.359cm" svg:y="19.116cm">
          <draw:text-box>
            <text:p>0</text:p>
          </draw:text-box>
        </draw:frame>
        <draw:custom-shape draw:style-name="gr14" draw:text-style-name="P1" draw:layer="layout" svg:width="3.017cm" svg:height="0.762cm" svg:x="0.74cm" svg:y="18.534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3.734cm" svg:y="18.534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3.161cm" svg:y="19.156cm">
          <draw:text-box>
            <text:p>25</text:p>
          </draw:text-box>
        </draw:frame>
        <draw:frame draw:style-name="gr6" draw:layer="layout" svg:width="1.205cm" svg:height="0.962cm" svg:x="6.629cm" svg:y="19.162cm">
          <draw:text-box>
            <text:p>60</text:p>
          </draw:text-box>
        </draw:frame>
        <draw:custom-shape draw:style-name="gr14" draw:text-style-name="P1" draw:layer="layout" svg:width="3.017cm" svg:height="0.762cm" svg:x="7.137cm" svg:y="18.542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556cm" svg:height="0.962cm" svg:x="10.937cm" svg:y="19.162cm">
          <draw:text-box>
            <text:p>100</text:p>
          </draw:text-box>
        </draw:frame>
        <draw:frame draw:style-name="gr6" draw:layer="layout" svg:width="1.556cm" svg:height="0.962cm" svg:x="16.902cm" svg:y="19.196cm">
          <draw:text-box>
            <text:p>145</text:p>
          </draw:text-box>
        </draw:frame>
        <draw:frame draw:style-name="gr6" draw:layer="layout" svg:width="1.205cm" svg:height="0.962cm" svg:x="9.632cm" svg:y="19.162cm">
          <draw:text-box>
            <text:p>85</text:p>
          </draw:text-box>
        </draw:frame>
        <draw:custom-shape draw:style-name="gr14" draw:text-style-name="P1" draw:layer="layout" svg:width="1.55cm" svg:height="0.762cm" svg:x="10.134cm" svg:y="18.534cm">
          <text:p text:style-name="P1">P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017cm" svg:height="0.762cm" svg:x="11.684cm" svg:y="18.534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556cm" svg:height="0.962cm" svg:x="13.862cm" svg:y="19.156cm">
          <draw:text-box>
            <text:p>125</text:p>
          </draw:text-box>
        </draw:frame>
        <draw:custom-shape draw:style-name="gr14" draw:text-style-name="P1" draw:layer="layout" svg:width="3.146cm" svg:height="0.762cm" svg:x="14.634cm" svg:y="18.534cm">
          <text:p text:style-name="P1">P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4" draw:text-style-name="P1" draw:layer="layout" svg:width="2.244cm" svg:height="1.524cm" svg:x="1.149cm" svg:y="2.286cm">
          <text:p text:style-name="P1">boo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0.762cm" svg:y="3.741cm">
          <draw:text-box>
            <text:p>0</text:p>
          </draw:text-box>
        </draw:frame>
        <draw:custom-shape draw:style-name="gr14" draw:text-style-name="P1" draw:layer="layout" svg:width="2.244cm" svg:height="1.524cm" svg:x="3.349cm" svg:y="2.286cm">
          <text:p text:style-name="P1">sup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32cm" svg:height="1.524cm" svg:x="5.549cm" svg:y="2.286cm">
          <text:p text:style-name="P1">inode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244cm" svg:height="1.524cm" svg:x="8.949cm" svg:y="2.286cm">
          <text:p text:style-name="P1">bitma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3cm" svg:height="1.524cm" svg:x="11.149cm" svg:y="2.286cm"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885cm" svg:y="3.758cm">
          <draw:text-box>
            <text:p>1</text:p>
          </draw:text-box>
        </draw:frame>
        <draw:frame draw:style-name="gr6" draw:layer="layout" svg:width="0.853cm" svg:height="0.962cm" svg:x="5.086cm" svg:y="3.758cm">
          <draw:text-box>
            <text:p>2</text:p>
          </draw:text-box>
        </draw:frame>
        <draw:frame draw:style-name="gr6" draw:layer="layout" svg:width="6.772cm" svg:height="0.962cm" svg:x="5.633cm" svg:y="5.58cm">
          <draw:text-box>
            <text:p>sizeof(inode) * sectors</text:p>
          </draw:text-box>
        </draw:frame>
        <draw:frame draw:style-name="gr29" draw:layer="layout" svg:width="2.547cm" svg:height="0.962cm" svg:x="9.858cm" svg:y="4.88cm">
          <draw:text-box>
            <text:p>sectors</text:p>
          </draw:text-box>
        </draw:frame>
        <draw:line draw:style-name="gr18" draw:text-style-name="P1" draw:layer="layout" svg:x1="8.981cm" svg:y1="5.58cm" svg:x2="8.981cm" svg:y2="3.81cm">
          <text:p/>
        </draw:line>
        <draw:line draw:style-name="gr18" draw:text-style-name="P1" draw:layer="layout" svg:x1="11.167cm" svg:y1="5.08cm" svg:x2="11.167cm" svg:y2="3.81cm">
          <text:p/>
        </draw:line>
        <draw:custom-shape draw:style-name="gr14" draw:text-style-name="P1" draw:layer="layout" svg:width="3.432cm" svg:height="1.524cm" svg:x="17.549cm" svg:y="2.286cm">
          <text:p text:style-name="P1">lo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3cm" svg:height="1.524cm" svg:x="11.149cm" svg:y="2.286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244cm" svg:height="1.524cm" svg:x="0.996cm" svg:y="12.552cm">
          <text:p text:style-name="P1">boo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0.609cm" svg:y="14.007cm">
          <draw:text-box>
            <text:p>0</text:p>
          </draw:text-box>
        </draw:frame>
        <draw:custom-shape draw:style-name="gr14" draw:text-style-name="P1" draw:layer="layout" svg:width="2.244cm" svg:height="1.524cm" svg:x="3.196cm" svg:y="12.552cm">
          <text:p text:style-name="P1">sup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32cm" svg:height="1.524cm" svg:x="5.396cm" svg:y="12.552cm">
          <text:p text:style-name="P1">inode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244cm" svg:height="1.524cm" svg:x="8.796cm" svg:y="12.552cm">
          <text:p text:style-name="P1">bitma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3cm" svg:height="1.524cm" svg:x="10.996cm" svg:y="12.552cm"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732cm" svg:y="14.024cm">
          <draw:text-box>
            <text:p>1</text:p>
          </draw:text-box>
        </draw:frame>
        <draw:frame draw:style-name="gr6" draw:layer="layout" svg:width="0.853cm" svg:height="0.962cm" svg:x="4.933cm" svg:y="14.024cm">
          <draw:text-box>
            <text:p>2</text:p>
          </draw:text-box>
        </draw:frame>
        <draw:custom-shape draw:style-name="gr14" draw:text-style-name="P1" draw:layer="layout" svg:width="3.432cm" svg:height="1.524cm" svg:x="17.396cm" svg:y="12.552cm">
          <text:p text:style-name="P1">lo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3cm" svg:height="1.524cm" svg:x="10.996cm" svg:y="12.55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048cm" svg:height="0.762cm" svg:x="5.414cm" svg:y="8.34cm">
          <text:p text:style-name="P1">FOLD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048cm" svg:height="0.762cm" svg:x="6.604cm" svg:y="10.414cm">
          <text:p text:style-name="P1">FILE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8.462cm" svg:y1="8.848cm" svg:x2="12.018cm" svg:y2="8.848cm">
          <text:p/>
        </draw:line>
        <draw:line draw:style-name="gr18" draw:text-style-name="P1" draw:layer="layout" svg:x1="12.018cm" svg:y1="8.848cm" svg:x2="12.018cm" svg:y2="12.552cm">
          <text:p/>
        </draw:line>
        <draw:line draw:style-name="gr30" draw:text-style-name="P1" draw:layer="layout" svg:x1="5.668cm" svg:y1="12.552cm" svg:x2="5.668cm" svg:y2="9.102cm">
          <text:p/>
        </draw:line>
        <draw:custom-shape draw:style-name="gr14" draw:text-style-name="P1" draw:layer="layout" svg:width="3.048cm" svg:height="3.048cm" svg:x="10.522cm" svg:y="16.256cm">
          <text:p text:style-name="P1">Dir0</text:p>
          <text:p text:style-name="P1">Dir1</text:p>
          <text:p text:style-name="P1">File0</text:p>
          <text:p text:style-name="P1">File1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2.038cm" svg:y1="14.076cm" svg:x2="12.038cm" svg:y2="16.256cm">
          <text:p/>
        </draw:line>
        <draw:line draw:style-name="gr30" draw:text-style-name="P1" draw:layer="layout" svg:x1="10.522cm" svg:y1="18.288cm" svg:x2="7.112cm" svg:y2="18.288cm">
          <text:p/>
        </draw:line>
        <draw:line draw:style-name="gr18" draw:text-style-name="P1" draw:layer="layout" svg:x1="7.112cm" svg:y1="18.288cm" svg:x2="7.112cm" svg:y2="14.076cm">
          <text:p/>
        </draw:line>
        <draw:line draw:style-name="gr30" draw:text-style-name="P1" draw:layer="layout" svg:x1="7.112cm" svg:y1="12.552cm" svg:x2="7.112cm" svg:y2="11.176cm">
          <text:p/>
        </draw:line>
        <draw:line draw:style-name="gr30" draw:text-style-name="P1" draw:layer="layout" svg:x1="9.652cm" svg:y1="10.922cm" svg:x2="14.478cm" svg:y2="10.922cm">
          <text:p/>
        </draw:line>
        <draw:line draw:style-name="gr18" draw:text-style-name="P1" draw:layer="layout" svg:x1="14.478cm" svg:y1="10.922cm" svg:x2="14.478cm" svg:y2="12.552cm">
          <text:p/>
        </draw:line>
        <draw:custom-shape draw:style-name="gr14" draw:text-style-name="P1" draw:layer="layout" svg:width="3.974cm" svg:height="0.996cm" svg:x="14.222cm" svg:y="16.276cm">
          <text:p text:style-name="P1">Binary data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4.478cm" svg:y1="14.076cm" svg:x2="14.478cm" svg:y2="16.256cm">
          <text:p/>
        </draw:lin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parajita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parajita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parajita" style:font-family-complex="Aparaji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4:25:55.514212030</meta:creation-date>
    <meta:editing-duration>PT7H5M42S</meta:editing-duration>
    <meta:editing-cycles>17</meta:editing-cycles>
    <meta:generator>LibreOffice/4.2.6.3$Linux_X86_64 LibreOffice_project/420m0$Build-3</meta:generator>
    <dc:date>2014-10-15T12:59:27.978491429</dc:date>
    <meta:document-statistic meta:object-count="543"/>
  </office:meta>
</office:document-meta>
</file>